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db2f3" officeooo:paragraph-rsid="001db2f3" style:font-size-asian="12.25pt" style:font-size-complex="14pt"/>
    </style:style>
    <style:style style:name="P2" style:family="paragraph" style:parent-style-name="Standard">
      <style:text-properties fo:font-size="14pt" officeooo:rsid="001e689b" officeooo:paragraph-rsid="001e689b" style:font-size-asian="12.25pt" style:font-size-complex="14pt"/>
    </style:style>
    <style:style style:name="P3" style:family="paragraph" style:parent-style-name="Standard">
      <style:text-properties fo:font-size="14pt" officeooo:rsid="00201f58" officeooo:paragraph-rsid="00201f58" style:font-size-asian="12.25pt" style:font-size-complex="14pt"/>
    </style:style>
    <style:style style:name="P4" style:family="paragraph" style:parent-style-name="Standard">
      <style:text-properties fo:font-size="14pt" officeooo:rsid="00204c83" officeooo:paragraph-rsid="0021a1e7" style:font-size-asian="12.25pt" style:font-size-complex="14pt"/>
    </style:style>
    <style:style style:name="P5" style:family="paragraph" style:parent-style-name="Standard">
      <style:text-properties fo:font-size="14pt" officeooo:rsid="0023400e" officeooo:paragraph-rsid="0023400e" style:font-size-asian="12.25pt" style:font-size-complex="14pt"/>
    </style:style>
    <style:style style:name="P6" style:family="paragraph" style:parent-style-name="Standard">
      <style:text-properties fo:font-size="14pt" officeooo:rsid="002381c1" officeooo:paragraph-rsid="002381c1" style:font-size-asian="12.25pt" style:font-size-complex="14pt"/>
    </style:style>
    <style:style style:name="P7" style:family="paragraph" style:parent-style-name="Standard">
      <style:text-properties fo:font-size="14pt" officeooo:rsid="002381c1" officeooo:paragraph-rsid="002598b7" style:font-size-asian="12.25pt" style:font-size-complex="14pt"/>
    </style:style>
    <style:style style:name="P8" style:family="paragraph" style:parent-style-name="Standard">
      <style:text-properties fo:font-size="14pt" officeooo:rsid="0029cb5d" officeooo:paragraph-rsid="0029cb5d" style:font-size-asian="12.25pt" style:font-size-complex="14pt"/>
    </style:style>
    <style:style style:name="P9" style:family="paragraph" style:parent-style-name="Standard">
      <style:text-properties fo:font-size="14pt" officeooo:rsid="0029cf79" officeooo:paragraph-rsid="002b4d9d" style:font-size-asian="12.25pt" style:font-size-complex="14pt"/>
    </style:style>
    <style:style style:name="P10" style:family="paragraph" style:parent-style-name="Standard">
      <style:text-properties fo:font-size="14pt" officeooo:rsid="0021a1e7" officeooo:paragraph-rsid="0023400e" style:font-size-asian="12.25pt" style:font-size-complex="14pt"/>
    </style:style>
    <style:style style:name="P11" style:family="paragraph" style:parent-style-name="Standard">
      <style:text-properties fo:font-size="14pt" officeooo:rsid="0023400e" officeooo:paragraph-rsid="0023400e" style:font-size-asian="12.25pt" style:font-size-complex="14pt"/>
    </style:style>
    <style:style style:name="P12" style:family="paragraph" style:parent-style-name="Standard">
      <style:text-properties fo:font-size="14pt" officeooo:rsid="002598b7" officeooo:paragraph-rsid="00270d1d" style:font-size-asian="12.25pt" style:font-size-complex="14pt"/>
    </style:style>
    <style:style style:name="P13" style:family="paragraph" style:parent-style-name="Standard">
      <style:text-properties fo:font-size="14pt" officeooo:rsid="00270d1d" officeooo:paragraph-rsid="00270d1d" style:font-size-asian="12.25pt" style:font-size-complex="14pt"/>
    </style:style>
    <style:style style:name="P14" style:family="paragraph" style:parent-style-name="Standard">
      <style:text-properties fo:font-size="14pt" officeooo:rsid="002b4d9d" officeooo:paragraph-rsid="002b6f80" style:font-size-asian="12.25pt" style:font-size-complex="14pt"/>
    </style:style>
    <style:style style:name="P15" style:family="paragraph" style:parent-style-name="Standard">
      <style:text-properties fo:font-size="14pt" officeooo:rsid="002b6f80" officeooo:paragraph-rsid="002c5bea" style:font-size-asian="12.25pt" style:font-size-complex="14pt"/>
    </style:style>
    <style:style style:name="P16" style:family="paragraph" style:parent-style-name="Standard">
      <style:text-properties fo:font-size="14pt" officeooo:rsid="002c5bea" officeooo:paragraph-rsid="002c5bea" style:font-size-asian="12.25pt" style:font-size-complex="14pt"/>
    </style:style>
    <style:style style:name="T1" style:family="text">
      <style:text-properties officeooo:rsid="00204c83"/>
    </style:style>
    <style:style style:name="T2" style:family="text">
      <style:text-properties officeooo:rsid="0021a1e7"/>
    </style:style>
    <style:style style:name="T3" style:family="text">
      <style:text-properties officeooo:rsid="00247f9d"/>
    </style:style>
    <style:style style:name="T4" style:family="text">
      <style:text-properties officeooo:rsid="002598b7"/>
    </style:style>
    <style:style style:name="T5" style:family="text">
      <style:text-properties officeooo:rsid="0029cf79"/>
    </style:style>
    <style:style style:name="T6" style:family="text">
      <style:text-properties officeooo:rsid="002b4d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of languages features:</text:p>
      <text:p text:style-name="P5">Functions:</text:p>
      <text:p text:style-name="P5"/>
      <text:p text:style-name="P1">1.print : prints the string value of the object passed as an argument.</text:p>
      <text:p text:style-name="P1"><text:tab/><text:tab/> <text:s text:c="6"/>Prints th string literal value passed as argument.</text:p>
      <text:p text:style-name="P1"/>
      <text:p text:style-name="P1">2. list_contents : lists the contents (files, directories) of the passed directory argument.</text:p>
      <text:p text:style-name="P1"/>
      <text:p text:style-name="P1">3. get_size : returns the size of the (file, directory) passed as argument.</text:p>
      <text:p text:style-name="P2">4. create : creates a new (file, directory) in the current directory.</text:p>
      <text:p text:style-name="P2">5. copy : makes a copy of the argument passed (file, directory) in the current directory.</text:p>
      <text:p text:style-name="P2">6. compare : compares two given files to check for equality, returns false or true;</text:p>
      <text:p text:style-name="P3">7. connect : connects to the <text:s/>given server as an argument.</text:p>
      <text:p text:style-name="P3">8. <text:span text:style-name="T1">delete : deletes the given (file, directory).</text:span></text:p>
      <text:p text:style-name="P4">9. <text:span text:style-name="T2">rename : renames a given (file, directory) to a name passed as an argument.</text:span></text:p>
      <text:p text:style-name="P10">10. move : moves a given (file, directory) to the given new path.</text:p>
      <text:p text:style-name="P5">11. sort : <text:s/>sorts the given directory’s files according to name ordering.</text:p>
      <text:p text:style-name="P6">12. filter: returns all files of the specified type from the given directory.</text:p>
      <text:p text:style-name="P7">13. <text:span text:style-name="T3">back_up: makes a back-up copy of your local files to the cloud.</text:span></text:p>
      <text:p text:style-name="P7"><text:span text:style-name="T4">14. synchronize: performs a </text:span><text:s/><text:span text:style-name="T4">synchronization between local files and files on the cloud to update the cloud files with any new changes.</text:span></text:p>
      <text:p text:style-name="P12">15. search: search in the given directory for the given file.</text:p>
      <text:p text:style-name="P13">16. cd : changes the current directory to the given one.</text:p>
      <text:p text:style-name="P8">17. <text:span text:style-name="T5">download: downloads the given file using it’s URL.</text:span></text:p>
      <text:p text:style-name="P9">18. <text:span text:style-name="T6">upload: uploads the specified (file, directory) to the cloud.</text:span></text:p>
      <text:p text:style-name="P14">19. open: opens the give file.</text:p>
      <text:p text:style-name="P15">20. properties: returns the properties of the given (file, directory).</text:p>
      <text:p text:style-name="P16">21. move_back: moves one directory back to the previously opened one.</text:p>
      <text:p text:style-name="P16">22. <text:s/>move_forward: moves one directory forward, in case of moving back then the need to move forward again.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20:53.824455495</meta:creation-date>
    <dc:date>2017-11-07T17:11:56.660668200</dc:date>
    <meta:editing-duration>PT30M36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288" meta:character-count="1695" meta:non-whitespace-character-count="1418"/>
  </office:meta>
</office:document-meta>
</file>